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number-columns-repeated="16381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Gan1(n)</text:p>
          </table:table-cell>
          <table:table-cell office:value-type="string" table:style-name="ce1">
            <text:p>Gan2(n)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3" table:style-name="ce3">
            <text:p>43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68" table:style-name="ce3">
            <text:p>68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03" table:style-name="ce3">
            <text:p>103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11" table:style-name="ce3">
            <text:p>21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288" table:style-name="ce3">
            <text:p>288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83" table:style-name="ce3">
            <text:p>383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498" table:style-name="ce3">
            <text:p>498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635" table:style-name="ce3">
            <text:p>635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796" table:style-name="ce3">
            <text:p>796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983" table:style-name="ce3">
            <text:p>983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1198" table:style-name="ce3">
            <text:p>1198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443" table:style-name="ce3">
            <text:p>1443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1720" table:style-name="ce3">
            <text:p>1720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031" table:style-name="ce3">
            <text:p>203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3" table:style-name="ce3">
            <text:p>3</text:p>
          </table:table-cell>
          <table:table-cell office:value-type="float" office:value="2378" table:style-name="ce3">
            <text:p>2378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763" table:style-name="ce3">
            <text:p>2763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5T18:00:30Z</meta:creation-date>
    <dc:date>2020-02-10T14:46:48Z</dc:date>
    <meta:editing-cycles>1</meta:editing-cycles>
    <meta:editing-duration>PT52S</meta:editing-duration>
  </office:meta>
</office:document-meta>
</file>